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8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improved_auras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wizard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assive_divin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d_holy_flower_dmg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rest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tricke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</text:p>
          </table:table-cell>
          <table:table-cell table:number-columns-repeated="5" table:style-name="ce2"/>
          <table:table-cell office:value-type="string" table:style-name="ce2">
            <text:p>holy_flower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raver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cure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ing_aur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start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39:56Z</dc:date>
    <meta:editing-cycles>16</meta:editing-cycles>
    <meta:editing-duration>PT1428S</meta:editing-duration>
  </office:meta>
</office:document-meta>
</file>